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style:rel-width="100%" table:align="left"/>
    </style:style>
    <style:style style:name="Table1.A" style:family="table-column">
      <style:table-column-properties style:column-width="5.611cm" style:rel-column-width="21627*"/>
    </style:style>
    <style:style style:name="Table1.C" style:family="table-column">
      <style:table-column-properties style:column-width="5.779cm" style:rel-column-width="22279*"/>
    </style:style>
    <style:style style:name="Table1.A1" style:family="table-cell">
      <style:table-cell-properties fo:padding="0.049cm" fo:border="none"/>
    </style:style>
    <style:style style:name="P1" style:family="paragraph" style:parent-style-name="Heading_20_2">
      <style:text-properties fo:color="#ff0000"/>
    </style:style>
    <style:style style:name="P2" style:family="paragraph" style:parent-style-name="Heading_20_2">
      <style:text-properties fo:color="#008000"/>
    </style:style>
    <style:style style:name="P3" style:family="paragraph" style:parent-style-name="Heading_20_2">
      <style:text-properties fo:color="#0000ff"/>
    </style:style>
    <style:style style:name="P4" style:family="paragraph" style:parent-style-name="Table_20_Contents" style:list-style-name="L1"/>
    <style:style style:name="P5" style:family="paragraph" style:parent-style-name="Table_20_Contents" style:list-style-name="L2"/>
    <style:style style:name="P6" style:family="paragraph" style:parent-style-name="Table_20_Contents" style:list-style-name="L3"/>
    <style:style style:name="P7" style:family="paragraph" style:parent-style-name="Table_20_Contents" style:list-style-name="L4"/>
    <style:style style:name="P8" style:family="paragraph" style:parent-style-name="Table_20_Contents" style:list-style-name="L6"/>
    <style:style style:name="P9" style:family="paragraph" style:parent-style-name="Table_20_Contents" style:list-style-name="L7"/>
    <style:style style:name="P10" style:family="paragraph" style:parent-style-name="Table_20_Contents" style:list-style-name="L8"/>
    <style:style style:name="P11" style:family="paragraph" style:parent-style-name="Table_20_Contents">
      <style:paragraph-properties fo:margin-top="0cm" fo:margin-bottom="0.499cm" style:contextual-spacing="false"/>
    </style:style>
    <style:style style:name="P12" style:family="paragraph" style:parent-style-name="Table_20_Contents" style:list-style-name="L1">
      <style:paragraph-properties fo:margin-top="0cm" fo:margin-bottom="0.499cm" style:contextual-spacing="false"/>
    </style:style>
    <style:style style:name="P13" style:family="paragraph" style:parent-style-name="Table_20_Contents" style:list-style-name="L2">
      <style:paragraph-properties fo:margin-top="0cm" fo:margin-bottom="0.499cm" style:contextual-spacing="false"/>
    </style:style>
    <style:style style:name="P14" style:family="paragraph" style:parent-style-name="Table_20_Contents" style:list-style-name="L3">
      <style:paragraph-properties fo:margin-top="0cm" fo:margin-bottom="0.499cm" style:contextual-spacing="false"/>
    </style:style>
    <style:style style:name="P15" style:family="paragraph" style:parent-style-name="Table_20_Contents" style:list-style-name="L4">
      <style:paragraph-properties fo:margin-top="0cm" fo:margin-bottom="0.499cm" style:contextual-spacing="false"/>
    </style:style>
    <style:style style:name="P16" style:family="paragraph" style:parent-style-name="Table_20_Contents" style:list-style-name="L5">
      <style:paragraph-properties fo:margin-top="0cm" fo:margin-bottom="0.499cm" style:contextual-spacing="false"/>
    </style:style>
    <style:style style:name="P17" style:family="paragraph" style:parent-style-name="Table_20_Contents" style:list-style-name="L6">
      <style:paragraph-properties fo:margin-top="0cm" fo:margin-bottom="0.499cm" style:contextual-spacing="false"/>
    </style:style>
    <style:style style:name="P18" style:family="paragraph" style:parent-style-name="Table_20_Contents" style:list-style-name="L7">
      <style:paragraph-properties fo:margin-top="0cm" fo:margin-bottom="0.499cm" style:contextual-spacing="false"/>
    </style:style>
    <style:style style:name="P19" style:family="paragraph" style:parent-style-name="Table_20_Contents" style:list-style-name="L8">
      <style:paragraph-properties fo:margin-top="0cm" fo:margin-bottom="0.499cm" style:contextual-spacing="false"/>
    </style:style>
    <style:style style:name="P20" style:family="paragraph" style:parent-style-name="Table_20_Contents" style:list-style-name="L9">
      <style:paragraph-properties fo:margin-top="0cm" fo:margin-bottom="0.499cm" style:contextual-spacing="false"/>
    </style:style>
    <style:style style:name="P21" style:family="paragraph" style:parent-style-name="Standard">
      <style:paragraph-properties fo:text-align="start" style:justify-single-word="false"/>
      <style:text-properties fo:font-weight="bold" officeooo:rsid="0003e476" officeooo:paragraph-rsid="0003e476" style:font-weight-asian="bold" style:font-weight-complex="bold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Heading_20_1">
      <style:paragraph-properties fo:text-align="start" style:justify-single-word="false"/>
      <style:text-properties fo:font-weight="bold" officeooo:rsid="0003e476" officeooo:paragraph-rsid="0003e476" style:font-weight-asian="bold" style:font-weight-complex="bold"/>
    </style:style>
    <style:style style:name="T1" style:family="text">
      <style:text-properties fo:color="#ff000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<text:s text:c="4"/>Référence Minimale du langage Arduino <text:tab/><text:tab/><text:tab/><text:tab/><text:tab/></text:h>
      <text:p text:style-name="Horizontal_20_Line"/>
      <text:p text:style-name="Text_20_body">Cette page est faite pour les débutants complets avec le langage Arduino et présente les instructions vraiment utiles pour débuter sans s'embrouiller la tête... </text:p>
      <text:p text:style-name="Text_20_body">On pourra ensuite passer à la <text:a xlink:type="simple" xlink:href="http://www.mon-club-elec.fr/pmwiki_reference_arduino/pmwiki.php?n=Main.Reference">référence standard</text:a> pour davantage de fonctions du langage Arduino et à la page des <text:a xlink:type="simple" xlink:href="http://www.mon-club-elec.fr/pmwiki_reference_arduino/pmwiki.php?n=Main.Librairies">librairies</text:a> pour interfaçage avec des types de matériel particuliers (afficheur LCD par exemple). </text:p>
      <text:p text:style-name="Text_20_body">Les programmes Arduino peuvent être divisés en trois parties principales: la structure, les valeurs (variables et constantes) et les fonctions. Le langage Arduino est basé sur les langages C/C++. </text:p>
      <text:p text:style-name="P22"><text:span text:style-name="T1">NOUVEAU</text:span> : <text:a xlink:type="simple" xlink:href="http://www.mon-club-elec.fr/pmwiki_reference_arduino/pmwiki.php?n=Main.MiniReferenceToutesLesInstructions">Toutes les instructions de la référence "Mini" sur une seule page !</text:a> 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h text:style-name="P1" text:outline-level="2">Structure</text:h>
            <text:h text:style-name="Heading_20_3" text:outline-level="3">Fonctions de base</text:h>
            <text:p text:style-name="P11">Ces deux fonctions sont obligatoires dans tout programme en langage Arduino : </text:p>
            <text:list xml:id="list8329324041867325710" text:style-name="L1">
              <text:list-item>
                <text:p text:style-name="P4">void <text:a xlink:type="simple" xlink:href="http://www.mon-club-elec.fr/pmwiki_reference_arduino/pmwiki.php?n=Main.Setup">setup</text:a>() </text:p>
              </text:list-item>
              <text:list-item>
                <text:p text:style-name="P12">void <text:a xlink:type="simple" xlink:href="http://www.mon-club-elec.fr/pmwiki_reference_arduino/pmwiki.php?n=Main.Loop">loop</text:a>() </text:p>
              </text:list-item>
            </text:list>
            <text:h text:style-name="Heading_20_3" text:outline-level="3">Syntaxe de base</text:h>
            <text:list xml:id="list3674110856042021720" text:style-name="L2">
              <text:list-item>
                <text:p text:style-name="P5"><text:a xlink:type="simple" xlink:href="http://www.mon-club-elec.fr/pmwiki_reference_arduino/pmwiki.php?n=Main.PointVirgule">;</text:a> (point virgule) </text:p>
              </text:list-item>
              <text:list-item>
                <text:p text:style-name="P5"><text:a xlink:type="simple" xlink:href="http://www.mon-club-elec.fr/pmwiki_reference_arduino/pmwiki.php?n=Main.Accolades">{}</text:a> (accolades) </text:p>
              </text:list-item>
              <text:list-item>
                <text:p text:style-name="P5"><text:a xlink:type="simple" xlink:href="http://www.mon-club-elec.fr/pmwiki_reference_arduino/pmwiki.php?n=Main.Commentaires">//</text:a> (commentaire sur une ligne) </text:p>
              </text:list-item>
              <text:list-item>
                <text:p text:style-name="P13"><text:a xlink:type="simple" xlink:href="http://www.mon-club-elec.fr/pmwiki_reference_arduino/pmwiki.php?n=Main.Commentaires">/* */</text:a> (commentaire sur plusieurs lignes) </text:p>
              </text:list-item>
            </text:list>
            <text:h text:style-name="Heading_20_3" text:outline-level="3">Opérateurs arithmétiques</text:h>
            <text:list xml:id="list3653973077503635368" text:style-name="L3">
              <text:list-item>
                <text:p text:style-name="P6"><text:a xlink:type="simple" xlink:href="http://www.mon-club-elec.fr/pmwiki_reference_arduino/pmwiki.php?n=Main.Egal">=</text:a> (égalité) </text:p>
              </text:list-item>
              <text:list-item>
                <text:p text:style-name="P6"><text:a xlink:type="simple" xlink:href="http://www.mon-club-elec.fr/pmwiki_reference_arduino/pmwiki.php?n=Main.Arithmetique">+</text:a> (addition) </text:p>
              </text:list-item>
              <text:list-item>
                <text:p text:style-name="P6"><text:a xlink:type="simple" xlink:href="http://www.mon-club-elec.fr/pmwiki_reference_arduino/pmwiki.php?n=Main.Arithmetique">-</text:a> (soustraction) </text:p>
              </text:list-item>
              <text:list-item>
                <text:p text:style-name="P6"><text:a xlink:type="simple" xlink:href="http://www.mon-club-elec.fr/pmwiki_reference_arduino/pmwiki.php?n=Main.Arithmetique">*</text:a> (multiplication) </text:p>
              </text:list-item>
              <text:list-item>
                <text:p text:style-name="P14"><text:a xlink:type="simple" xlink:href="http://www.mon-club-elec.fr/pmwiki_reference_arduino/pmwiki.php?n=Main.Arithmetique">/</text:a> (division) </text:p>
              </text:list-item>
            </text:list>
          </table:table-cell>
          <table:table-cell table:style-name="Table1.A1" office:value-type="string">
            <text:h text:style-name="P2" text:outline-level="2">Variables et constantes</text:h>
            <text:p text:style-name="P11">Les variables sont des expressions que vous pouvez utilisez dans les programmes pour stocker des valeurs numériques. </text:p>
            <text:h text:style-name="Heading_20_3" text:outline-level="3">Constantes prédéfinies</text:h>
            <text:p text:style-name="P11">Les constantes prédéfinies du langage Arduino sont des valeurs particulières ayant une signification spécifique. </text:p>
            <text:list xml:id="list6586067073828137269" text:style-name="L4">
              <text:list-item>
                <text:p text:style-name="P7"><text:a xlink:type="simple" xlink:href="http://www.mon-club-elec.fr/pmwiki_reference_arduino/pmwiki.php?n=Main.ConstantesPredefinies">HIGH</text:a> | <text:a xlink:type="simple" xlink:href="http://www.mon-club-elec.fr/pmwiki_reference_arduino/pmwiki.php?n=Main.ConstantesPredefinies">LOW</text:a> </text:p>
              </text:list-item>
              <text:list-item>
                <text:p text:style-name="P7"><text:a xlink:type="simple" xlink:href="http://www.mon-club-elec.fr/pmwiki_reference_arduino/pmwiki.php?n=Main.ConstantesPredefinies">INPUT</text:a> | <text:a xlink:type="simple" xlink:href="http://www.mon-club-elec.fr/pmwiki_reference_arduino/pmwiki.php?n=Main.ConstantesPredefinies">OUTPUT</text:a> </text:p>
              </text:list-item>
              <text:list-item>
                <text:p text:style-name="P15"><text:a xlink:type="simple" xlink:href="http://www.mon-club-elec.fr/pmwiki_reference_arduino/pmwiki.php?n=Main.ConstantesPredefinies">true</text:a> | <text:a xlink:type="simple" xlink:href="http://www.mon-club-elec.fr/pmwiki_reference_arduino/pmwiki.php?n=Main.ConstantesPredefinies">false</text:a> </text:p>
              </text:list-item>
            </text:list>
            <text:h text:style-name="Heading_20_3" text:outline-level="3">Expressions numériques</text:h>
            <text:list xml:id="list3199402956768592494" text:style-name="L5">
              <text:list-item>
                <text:p text:style-name="P16"><text:a xlink:type="simple" xlink:href="http://www.mon-club-elec.fr/pmwiki_reference_arduino/pmwiki.php?n=Main.NombreEntiers">Expressions numériques entières</text:a> </text:p>
              </text:list-item>
            </text:list>
            <text:h text:style-name="Heading_20_3" text:outline-level="3">Types des données</text:h>
            <text:list xml:id="list110453484290800544" text:style-name="L6">
              <text:list-item>
                <text:p text:style-name="P8"><text:a xlink:type="simple" xlink:href="http://www.mon-club-elec.fr/pmwiki_reference_arduino/pmwiki.php?n=Main.Int">int</text:a> </text:p>
              </text:list-item>
              <text:list-item>
                <text:p text:style-name="P17"><text:a xlink:type="simple" xlink:href="http://www.mon-club-elec.fr/pmwiki_reference_arduino/pmwiki.php?n=Main.Void">void</text:a> (fonctions) </text:p>
              </text:list-item>
            </text:list>
          </table:table-cell>
          <table:table-cell table:style-name="Table1.A1" office:value-type="string">
            <text:h text:style-name="P3" text:outline-level="2">Fonctions</text:h>
            <text:h text:style-name="Heading_20_3" text:outline-level="3">Entrées/Sorties Numériques</text:h>
            <text:list xml:id="list4032490182268739104" text:style-name="L7">
              <text:list-item>
                <text:p text:style-name="P9"><text:a xlink:type="simple" xlink:href="http://www.mon-club-elec.fr/pmwiki_reference_arduino/pmwiki.php?n=Main.PinMode">pinMode</text:a>(broche, mode) </text:p>
              </text:list-item>
              <text:list-item>
                <text:p text:style-name="P9"><text:a xlink:type="simple" xlink:href="http://www.mon-club-elec.fr/pmwiki_reference_arduino/pmwiki.php?n=Main.DigitalWrite">digitalWrite</text:a>(broche, valeur) </text:p>
              </text:list-item>
              <text:list-item>
                <text:p text:style-name="P18">int <text:a xlink:type="simple" xlink:href="http://www.mon-club-elec.fr/pmwiki_reference_arduino/pmwiki.php?n=Main.DigitalRead">digitalRead</text:a>(broche) </text:p>
              </text:list-item>
            </text:list>
            <text:h text:style-name="Heading_20_3" text:outline-level="3">Entrées/Sorties Avancées</text:h>
            <text:list xml:id="list2623002377374188653" text:style-name="L8">
              <text:list-item>
                <text:p text:style-name="P10"><text:a xlink:type="simple" xlink:href="http://www.mon-club-elec.fr/pmwiki_reference_arduino/pmwiki.php?n=Main.Tone">tone</text:a>() </text:p>
              </text:list-item>
              <text:list-item>
                <text:p text:style-name="P19"><text:a xlink:type="simple" xlink:href="http://www.mon-club-elec.fr/pmwiki_reference_arduino/pmwiki.php?n=Main.NoTone">noTone</text:a>() </text:p>
              </text:list-item>
            </text:list>
            <text:h text:style-name="Heading_20_3" text:outline-level="3">Temps</text:h>
            <text:list xml:id="list826371679097668741" text:style-name="L9">
              <text:list-item>
                <text:p text:style-name="P20"><text:a xlink:type="simple" xlink:href="http://www.mon-club-elec.fr/pmwiki_reference_arduino/pmwiki.php?n=Main.Delay">delay</text:a>(ms) </text:p>
              </text:list-item>
            </text:list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9-11-21T10:18:11.332784460</meta:creation-date>
    <dc:date>2019-11-21T10:28:15.346045427</dc:date>
    <dc:creator>papy56 </dc:creator>
    <meta:editing-duration>PT31S</meta:editing-duration>
    <meta:editing-cycles>3</meta:editing-cycles>
    <meta:generator>LibreOffice/4.2.8.2$Linux_X86_64 LibreOffice_project/420m0$Build-2</meta:generator>
    <meta:document-statistic meta:table-count="1" meta:image-count="0" meta:object-count="0" meta:page-count="1" meta:paragraph-count="43" meta:word-count="250" meta:character-count="1633" meta:non-whitespace-character-count="1409"/>
  </office:meta>
</office:document-meta>
</file>